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4.821cm"/>
    </style:style>
    <style:style style:name="co19" style:family="table-column">
      <style:table-column-properties fo:break-before="auto" style:column-width="10.726cm"/>
    </style:style>
    <style:style style:name="co20" style:family="table-column">
      <style:table-column-properties fo:break-before="auto" style:column-width="7.844cm"/>
    </style:style>
    <style:style style:name="co21" style:family="table-column">
      <style:table-column-properties fo:break-before="auto" style:column-width="1.626cm"/>
    </style:style>
    <style:style style:name="co22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3" style:family="table-cell" style:parent-style-name="Default" style:data-style-name="N100">
      <style:table-cell-properties fo:background-color="#fff5ce"/>
    </style:style>
    <style:style style:name="ce324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84" office:value-type="string" calcext:value-type="string">
            <text:p>BuyerTaxScheme</text:p>
          </table:table-cell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Due Date:</text:p>
          </table:table-cell>
          <table:table-cell table:style-name="ce103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246" table:formula="of:=VLOOKUP([.M30]; [AllowanceAndCharge.$A$5:.$C$8]; 2; 0)" office:value-type="string" office:string-value="true" calcext:value-type="string">
            <text:p>true</text:p>
          </table:table-cell>
          <table:table-cell table:style-name="ce285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246" table:formula="of:=VLOOKUP([.M31]; [AllowanceAndCharge.$A$5:.$C$8]; 2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/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5]; [.$J$23:.$J$28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6]; [.$J$23:.$J$28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7]; [.$J$23:.$J$28])" office:value-type="currency" office:currency="EUR" office:value="19560" calcext:value-type="currency">
            <text:p>19,56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8]; [.$J$23:.$J$28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8]; [.$B39]; [.$J$23:.$J$28])" office:value-type="currency" office:currency="EUR" office:value="2145" calcext:value-type="currency">
            <text:p>2,145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26]; [.$B39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24"/>
        <table:table-column table:style-name="co19" table:default-cell-style-name="ce316"/>
        <table:table-column table:style-name="co20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3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3H59M46S</meta:editing-duration>
    <meta:editing-cycles>100</meta:editing-cycles>
    <meta:generator>LibreOffice/7.6.4.1$MacOSX_X86_64 LibreOffice_project/e19e193f88cd6c0525a17fb7a176ed8e6a3e2aa1</meta:generator>
    <meta:initial-creator>Guido Flohr</meta:initial-creator>
    <dc:date>2024-11-05T19:59:53.048095745</dc:date>
    <meta:document-statistic meta:table-count="4" meta:cell-count="353" meta:object-count="0"/>
  </office:meta>
</office:document-meta>
</file>